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. New structure of Team Pages</text:p>
      <text:p text:style-name="P1"/>
      <text:p text:style-name="P2">Starter page structure: <text:span text:style-name="T1">Team Pages</text:span></text:p>
      <text:p text:style-name="P3"/>
      <text:p text:style-name="P3"><text:tab/>Mission Statement</text:p>
      <text:p text:style-name="P3"><text:tab/>Responsibilities</text:p>
      <text:p text:style-name="P3"><text:tab/>---</text:p>
      <text:p text:style-name="P3"><text:tab/>Open Issues <text:tab/><text:tab/><text:tab/><text:tab/>(Unconfirmed)</text:p>
      <text:p text:style-name="P3"><text:tab/>Integrated Issues <text:tab/><text:tab/><text:tab/>(Recheck in Master)</text:p>
      <text:p text:style-name="P3"><text:tab/>TCS <text:tab/><text:tab/><text:tab/><text:tab/><text:tab/>(TestCase Specifications)</text:p>
      <text:p text:style-name="P3"><text:tab/>Specs <text:tab/><text:tab/><text:tab/><text:tab/><text:tab/>(New Features)</text:p>
      <text:p text:style-name="P3"><text:tab/>Ideas <text:tab/><text:tab/><text:tab/><text:tab/><text:tab/>(Feature Enhancements)</text:p>
      <text:p text:style-name="P3"><text:tab/>Automation<text:tab/><text:tab/><text:tab/><text:tab/>(Link to Team specific Autotests)</text:p>
      <text:p text:style-name="P3"><text:tab/>---</text:p>
      <text:p text:style-name="P3"><text:tab/>Links &amp; Docs</text:p>
      <text:p text:style-name="P3"><text:tab/>Misc</text:p>
      <text:p text:style-name="P3"><text:tab/>To Dos</text:p>
      <text:p text:style-name="P3"/>
      <text:p text:style-name="P2">OOo Team Lead Guideline:</text:p>
      <text:p text:style-name="P2"/>
      <text:p text:style-name="Preformatted_20_Text"><text:span text:style-name="T2">1. create 'Mission Statement' like following example: (</text:span><text:a xlink:type="simple" xlink:href="http://qa.openoffice.org/wwwstaging/ooQAReloaded/DatabaseTeamsite/ooQA-TeamDatabase.html"><text:span text:style-name="T3">http://qa.openoffice.org/wwwstaging/ooQAReloaded/DatabaseTeamsite/ooQA-TeamDatabase.html</text:span></text:a><text:span text:style-name="T2">) and send it to <text:s/>CLU (mention also the developer name f.e. Writer (Word Processor))</text:span></text:p>
      <text:p text:style-name="P4">2. create member list for 'Responsibilities' site like following example: (<text:a xlink:type="simple" xlink:href="http://qa.openoffice.org/wwwstaging/ooQAReloaded/GraphicsTeamsite/ooQA-TeamGraphicsResp.html">http://qa.openoffice.org/wwwstaging/ooQAReloaded/GraphicsTeamsite/ooQA-TeamGraphicsResp.html</text:a>) and send it to CLU</text:p>
      <text:p text:style-name="P4">3. review links, wording and structure of your team page: <text:a xlink:type="simple" xlink:href="http://qa.openoffice.org/wwwstaging/ooQAReloaded/index.html">http://qa.openoffice.org/wwwstaging/ooQAReloaded/index.html</text:a> (fittings: CLU)</text:p>
      <text:p text:style-name="P4">4. fill the 'Links&amp;Docs', 'Misc' and 'ToDo' site and also the TCS area with own, team specific content (needed 'Content Developer' rights for OOo CVS: JA)</text:p>
      <text:p text:style-name="P4">=&gt; please use the oo wiki for documents and the html pages on oo only for strategic or structure docs</text:p>
      <text:p text:style-name="P4">=&gt; please use the defined buzzwords in oo wiki docs for better querying: </text:p>
      <text:p text:style-name="P4">header: 'OOo QA Team Name' – 'Kind of Document (f.e. HowTo, Info etc.)'</text:p>
      <text:p text:style-name="P5">footer: 'Author (E-Mail)' – 'Reviewer <text:s/>if present (E-Mail)' - 'Creation Date'</text:p>
      <text:p text:style-name="P4">=&gt; please use only your team folder ('YourTeamTeamsite') for your topic related stuff (for general content please contact CLU or JA)</text:p>
      <text:p text:style-name="P4">=&gt; please do not change the general site structure without acknowledge of CLU or JA or other OOo qa project leads/co-leads</text:p>
      <text:p text:style-name="P4">5. require your team members carefully and instruct and support them well (guidelines are in progress)</text:p>
      <text:p text:style-name="P4">6. Rules: Only proven QA Members get canconfirm rights, suggested or acknowledged by a team lead. <text:s/>Two QA members or one Team Lead (Project Lead/Co-Leads) can retake this rights</text:p>
      <text:p text:style-name="P4"/>
      <text:p text:style-name="P2">Working area:</text:p>
      <text:p text:style-name="P4">- host team pages</text:p>
      <text:p text:style-name="P4">- host and instruct single qa member apprentice</text:p>
      <text:p text:style-name="P4">- establish qa members as multiplier</text:p>
      <text:p text:style-name="P4">(membership in more than one project possible)</text:p>
      <text:p text:style-name="P4"/>
      <text:p text:style-name="P2">Benefit for oo qa member:</text:p>
      <text:p text:style-name="P3">- closer contact to sun so qa members and further info</text:p>
      <text:p text:style-name="P3">- listed as oo qa team member</text:p>
      <text:p text:style-name="P4">- by acknowledged issue, direct send right to the developer</text:p>
      <text:p text:style-name="P3"><text:span text:style-name="T1">- canconfirm rights (after resetting should be a oo qa privile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7$Build-9044</meta:generator>
    <meta:creation-date>2006-11-13T11:46:51</meta:creation-date>
    <dc:date>2007-03-06T17:46:16</dc:date>
    <meta:print-date>2007-02-19T12:32:30</meta:print-date>
    <dc:language>en-US</dc:language>
    <meta:editing-cycles>282</meta:editing-cycles>
    <meta:editing-duration>P4DT22H17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8" meta:word-count="347" meta:character-count="2319"/>
  </office:meta>
</office:document-meta>
</file>